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09aa5"/>
    </style:style>
    <style:style style:name="P7" style:family="paragraph" style:parent-style-name="Standard">
      <style:paragraph-properties fo:text-align="center" style:justify-single-word="false"/>
      <style:text-properties officeooo:paragraph-rsid="00109aa5"/>
    </style:style>
    <style:style style:name="P8" style:family="paragraph" style:parent-style-name="Standard" style:list-style-name="L1">
      <style:text-properties style:font-name="DejaVu Sans Condensed" fo:font-size="12pt" officeooo:rsid="00148c7a" officeooo:paragraph-rsid="00109aa5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1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9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7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18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19" style:family="paragraph" style:parent-style-name="Standard" style:list-style-name="L2">
      <style:text-properties officeooo:paragraph-rsid="00109aa5"/>
    </style:style>
    <style:style style:name="P20" style:family="paragraph" style:parent-style-name="Standard" style:list-style-name="L6">
      <style:text-properties officeooo:paragraph-rsid="00109aa5"/>
    </style:style>
    <style:style style:name="P21" style:family="paragraph" style:parent-style-name="Standard" style:list-style-name="L7">
      <style:text-properties officeooo:paragraph-rsid="0021f51f"/>
    </style:style>
    <style:style style:name="P22" style:family="paragraph" style:parent-style-name="Standard" style:list-style-name="L14">
      <style:text-properties officeooo:paragraph-rsid="00109aa5"/>
    </style:style>
    <style:style style:name="P23" style:family="paragraph" style:parent-style-name="Standard" style:list-style-name="L10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4" style:family="paragraph" style:parent-style-name="Standard" style:list-style-name="L10">
      <style:text-properties style:text-line-through-style="solid" style:text-line-through-type="single" style:font-name="DejaVu Sans Condensed" fo:font-size="12pt" officeooo:rsid="00200e03" officeooo:paragraph-rsid="00200e03" style:font-size-asian="12pt" style:font-size-complex="12pt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0e03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3fb32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312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200e03" style:font-size-asian="12pt" style:font-size-complex="12pt"/>
    </style:style>
    <style:style style:name="T23" style:family="text">
      <style:text-properties style:font-name="DejaVu Sans Condensed" fo:font-size="12pt" officeooo:rsid="0021f51f" style:font-size-asian="12pt" style:font-size-complex="12pt"/>
    </style:style>
    <style:style style:name="T24" style:family="text">
      <style:text-properties officeooo:rsid="00200e03"/>
    </style:style>
    <style:style style:name="T25" style:family="text">
      <style:text-properties officeooo:rsid="00204109"/>
    </style:style>
    <style:style style:name="T26" style:family="text">
      <style:text-properties officeooo:rsid="0021f51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7"><text:span text:style-name="T15">012</text:span><text:span text:style-name="T16"> - </text:span><text:span text:style-name="T17">Controls -</text:span><text:span text:style-name="T16"> </text:span><text:span text:style-name="T12">Throttle </text:span><text:span text:style-name="T18">Grip</text:span></text:p>
      <text:p text:style-name="P5">U=Up, D=Down, F=Forward, B=Backward, L=Left, R=Right, P=Press, S-*=Shift-<text:span text:style-name="T9">*</text:span>, L-*=Long-<text:span text:style-name="T9">*</text:span></text:p>
      <text:p text:style-name="P5"/>
      <text:p text:style-name="P6"><text:span text:style-name="T11">Top</text:span><text:span text:style-name="T12"> </text:span><text:span text:style-name="T13">H</text:span><text:span text:style-name="T12">at -- </text:span><text:span text:style-name="T14">Countermeasures</text:span></text:p>
      <text:list xml:id="list3521950944" text:style-name="L1">
        <text:list-item>
          <text:p text:style-name="P8">F/B: Dispense <text:span text:style-name="T24">countermeasures according to settings </text:span><text:span text:style-name="T26">switch: 1 = Chaff, 2 = Flares, or Both</text:span><text:span text:style-name="T24"> (F and B mapped to the same action, </text:span><text:span text:style-name="T26">actually JATO Activate button</text:span><text:span text:style-name="T24">)</text:span></text:p>
        </text:list-item>
      </text:list>
      <text:p text:style-name="P1"><text:span text:style-name="T1">Top</text:span> <text:span text:style-name="T10">H</text:span>at <text:span text:style-name="T10">Ri</text:span>ng</text:p>
      <text:list xml:id="list2896492070" text:style-name="L2">
        <text:list-item>
          <text:p text:style-name="P19"><text:span text:style-name="T19">F/B</text:span><text:span text:style-name="T20">: --</text:span></text:p>
        </text:list-item>
      </text:list>
      <text:p text:style-name="P6"><text:span text:style-name="T11">Middle </text:span><text:span text:style-name="T13">H</text:span><text:span text:style-name="T11">at</text:span><text:span text:style-name="T12"> -- </text:span><text:span text:style-name="T14">Communications</text:span></text:p>
      <text:list xml:id="list2147228217" text:style-name="L3">
        <text:list-item>
          <text:p text:style-name="P16">U: (SRS radio 1 PTT)</text:p>
        </text:list-item>
        <text:list-item>
          <text:p text:style-name="P16">D: (SRS radio 2 PTT)</text:p>
        </text:list-item>
      </text:list>
      <text:p text:style-name="P3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/text:p>
      <text:list xml:id="list3824816044" text:style-name="L4">
        <text:list-item>
          <text:p text:style-name="P9">F: Extend speedbrakes (<text:span text:style-name="T25">single press fully extends</text:span>)</text:p>
        </text:list-item>
        <text:list-item>
          <text:p text:style-name="P9">B: Retract speedbrakes (single press fully retracts)</text:p>
        </text:list-item>
      </text:list>
      <text:p text:style-name="P2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xml:id="list3960591288" text:style-name="L5">
        <text:list-item>
          <text:p text:style-name="P10">P: --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xml:id="list3924471035" text:style-name="L6">
        <text:list-item>
          <text:p text:style-name="P20"><text:span text:style-name="T21">P: </text:span><text:span text:style-name="T22">--</text:span></text:p>
        </text:list-item>
      </text:list>
      <text:p text:style-name="P2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xml:id="list376845187" text:style-name="L7">
        <text:list-item>
          <text:p text:style-name="P11">P: <text:span text:style-name="T26">Throttle step Off -&gt; Ignition -&gt; Idle </text:span>(used for engine start)</text:p>
        </text:list-item>
        <text:list-item>
          <text:p text:style-name="P21"><text:span text:style-name="T20">S-P: </text:span><text:span text:style-name="T23">Throttle step Idle -&gt; Ignition -&gt; Off </text:span><text:span text:style-name="T20">(used for engine s</text:span><text:span text:style-name="T23">hutdown</text:span><text:span text:style-name="T20">)</text:span></text:p>
        </text:list-item>
      </text:list>
      <text:p text:style-name="P2"><text:span text:style-name="T1">M</text:span><text:span text:style-name="T8">inistick</text:span></text:p>
      <text:list xml:id="list2659780753" text:style-name="L8">
        <text:list-item>
          <text:p text:style-name="P17">Axes: --</text:p>
        </text:list-item>
      </text:list>
      <text:list xml:id="list3233697685" text:style-name="L9">
        <text:list-item>
          <text:p text:style-name="P12">P: --</text:p>
        </text:list-item>
      </text:list>
      <text:p text:style-name="P6"><text:span text:style-name="T11">Middle </text:span><text:span text:style-name="T13">F</text:span><text:span text:style-name="T11">inger </text:span><text:span text:style-name="T13">H</text:span><text:span text:style-name="T11">at</text:span><text:span text:style-name="T12"> -- </text:span><text:span text:style-name="T14">Radar range and a</text:span><text:span text:style-name="T12">ntenna elevation</text:span></text:p>
      <text:list xml:id="list113416919" text:style-name="L10">
        <text:list-item>
          <text:p text:style-name="P23">U/D: Radar antenna elevation up/down</text:p>
        </text:list-item>
        <text:list-item>
          <text:p text:style-name="P24">L/R: Radar range increase/decrease</text:p>
        </text:list-item>
      </text:list>
      <text:p text:style-name="P2"><text:span text:style-name="T1">Ring </text:span><text:span text:style-name="T10">F</text:span><text:span text:style-name="T1">inger </text:span><text:span text:style-name="T10">S</text:span><text:span text:style-name="T8">lider</text:span></text:p>
      <text:list xml:id="list2310008628" text:style-name="L11">
        <text:list-item>
          <text:p text:style-name="P13">U/D: --</text:p>
        </text:list-item>
      </text:list>
      <text:p text:style-name="P6"><text:span text:style-name="T11">P</text:span><text:span text:style-name="T12">inky </text:span><text:span text:style-name="T13">S</text:span><text:span text:style-name="T11">witch</text:span></text:p>
      <text:list xml:id="list3879649841" text:style-name="L12">
        <text:list-item>
          <text:p text:style-name="P14">P: --</text:p>
        </text:list-item>
      </text:list>
      <text:p text:style-name="P4"><text:span text:style-name="T3">P</text:span><text:span text:style-name="T2">inky </text:span><text:span text:style-name="T6">B</text:span><text:span text:style-name="T2">utton</text:span></text:p>
      <text:list xml:id="list1512931773" text:style-name="L13">
        <text:list-item>
          <text:p text:style-name="P18">P: --</text:p>
        </text:list-item>
      </text:list>
      <text:p text:style-name="P1">Pinky <text:span text:style-name="T10">W</text:span>heel</text:p>
      <text:list xml:id="list1346797689" text:style-name="L14">
        <text:list-item>
          <text:p text:style-name="P22"><text:span text:style-name="T19">F/B</text:span><text:span text:style-name="T20">: --</text:span></text:p>
        </text:list-item>
        <text:list-item>
          <text:p text:style-name="P15">P: Exterior lights <text:span text:style-name="T26">master switch on/off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01T17:18:43.205000000</dc:date>
    <meta:editing-duration>PT3H6M41S</meta:editing-duration>
    <meta:editing-cycles>2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4" meta:word-count="186" meta:character-count="992" meta:non-whitespace-character-count="859"/>
  </office:meta>
</office:document-meta>
</file>